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12in" svg:height="3.548in" svg:x="7.5047in" svg:y="2.5409in">
            <draw:object draw:notify-on-update-of-ranges="Sheet1.A19:Sheet1.A40 Sheet1.B19:Sheet1.B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eer_deg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yaw</text:p>
          </table:table-cell>
          <table:table-cell/>
          <table:table-cell office:value-type="string" calcext:value-type="string">
            <text:p>calculated alpha</text:p>
          </table:table-cell>
          <table:table-cell office:value-type="string" calcext:value-type="string">
            <text:p>dist to targe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009999999" calcext:value-type="float">
            <text:p>-0.009999999</text:p>
          </table:table-cell>
          <table:table-cell office:value-type="float" office:value="0" calcext:value-type="float">
            <text:p>0</text:p>
          </table:table-cell>
          <table:table-cell office:value-type="float" office:value="-0.009999999" calcext:value-type="float">
            <text:p>-0.009999999</text:p>
          </table:table-cell>
          <table:table-cell/>
          <table:table-cell table:formula="of:= ATAN(-[.B2]/(12-[.A2]))*180/PI()" office:value-type="float" office:value="-0" calcext:value-type="float">
            <text:p>0</text:p>
          </table:table-cell>
          <table:table-cell table:formula="of:=SQRT((12-[.A2])^2 + [.B2]^2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6.078848" calcext:value-type="float">
            <text:p>-6.078848</text:p>
          </table:table-cell>
          <table:table-cell office:value-type="float" office:value="-4.299212" calcext:value-type="float">
            <text:p>-4.299212</text:p>
          </table:table-cell>
          <table:table-cell table:number-columns-repeated="2" office:value-type="float" office:value="13.37667" calcext:value-type="float">
            <text:p>13.37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 ATAN(-[.B3]/(12-[.A3]))*180/PI()" office:value-type="float" office:value="13.376674108978" calcext:value-type="float">
            <text:p>13.376674108978</text:p>
          </table:table-cell>
          <table:table-cell table:formula="of:=SQRT((12-[.A3])^2 + [.B3]^2)" office:value-type="float" office:value="18.5830021478783" calcext:value-type="float">
            <text:p>18.5830021478783</text:p>
          </table:table-cell>
        </table:table-row>
        <table:table-row table:style-name="ro1">
          <table:table-cell office:value-type="float" office:value="-5.516285" calcext:value-type="float">
            <text:p>-5.516285</text:p>
          </table:table-cell>
          <table:table-cell office:value-type="float" office:value="-5.199502" calcext:value-type="float">
            <text:p>-5.199502</text:p>
          </table:table-cell>
          <table:table-cell office:value-type="float" office:value="18.7729" calcext:value-type="float">
            <text:p>18.7729</text:p>
          </table:table-cell>
          <table:table-cell office:value-type="float" office:value="16.5329" calcext:value-type="float">
            <text:p>16.5329</text:p>
          </table:table-cell>
          <table:table-cell office:value-type="float" office:value="2.24" calcext:value-type="float">
            <text:p>2.24</text:p>
          </table:table-cell>
          <table:table-cell/>
          <table:table-cell table:formula="of:= ATAN(-[.B4]/(12-[.A4]))*180/PI()" office:value-type="float" office:value="16.5328985990382" calcext:value-type="float">
            <text:p>16.5328985990382</text:p>
          </table:table-cell>
          <table:table-cell table:formula="of:=SQRT((12-[.A4])^2 + [.B4]^2)" office:value-type="float" office:value="18.2717011044191" calcext:value-type="float">
            <text:p>18.2717011044191</text:p>
          </table:table-cell>
        </table:table-row>
        <table:table-row table:style-name="ro1">
          <table:table-cell office:value-type="float" office:value="-6.146673" calcext:value-type="float">
            <text:p>-6.146673</text:p>
          </table:table-cell>
          <table:table-cell office:value-type="float" office:value="-5.59341" calcext:value-type="float">
            <text:p>-5.59341</text:p>
          </table:table-cell>
          <table:table-cell office:value-type="float" office:value="20.07104" calcext:value-type="float">
            <text:p>20.07104</text:p>
          </table:table-cell>
          <table:table-cell office:value-type="float" office:value="17.13104" calcext:value-type="float">
            <text:p>17.13104</text:p>
          </table:table-cell>
          <table:table-cell office:value-type="float" office:value="2.94" calcext:value-type="float">
            <text:p>2.94</text:p>
          </table:table-cell>
          <table:table-cell/>
          <table:table-cell table:formula="of:= ATAN(-[.B5]/(12-[.A5]))*180/PI()" office:value-type="float" office:value="17.131043616318" calcext:value-type="float">
            <text:p>17.131043616318</text:p>
          </table:table-cell>
          <table:table-cell table:formula="of:=SQRT((12-[.A5])^2 + [.B5]^2)" office:value-type="float" office:value="18.9891541780309" calcext:value-type="float">
            <text:p>18.9891541780309</text:p>
          </table:table-cell>
        </table:table-row>
        <table:table-row table:style-name="ro1">
          <table:table-cell office:value-type="float" office:value="-6.146673" calcext:value-type="float">
            <text:p>-6.146673</text:p>
          </table:table-cell>
          <table:table-cell office:value-type="float" office:value="-5.59341" calcext:value-type="float">
            <text:p>-5.59341</text:p>
          </table:table-cell>
          <table:table-cell office:value-type="float" office:value="0.1310444" calcext:value-type="float">
            <text:p>0.1310444</text:p>
          </table:table-cell>
          <table:table-cell office:value-type="float" office:value="17.13104" calcext:value-type="float">
            <text:p>17.13104</text:p>
          </table:table-cell>
          <table:table-cell office:value-type="float" office:value="-17" calcext:value-type="float">
            <text:p>-17</text:p>
          </table:table-cell>
          <table:table-cell/>
          <table:table-cell table:formula="of:= ATAN(-[.B6]/(12-[.A6]))*180/PI()" office:value-type="float" office:value="17.131043616318" calcext:value-type="float">
            <text:p>17.131043616318</text:p>
          </table:table-cell>
          <table:table-cell table:formula="of:=SQRT((12-[.A6])^2 + [.B6]^2)" office:value-type="float" office:value="18.9891541780309" calcext:value-type="float">
            <text:p>18.9891541780309</text:p>
          </table:table-cell>
        </table:table-row>
        <table:table-row table:style-name="ro1">
          <table:table-cell office:value-type="float" office:value="-7.339624" calcext:value-type="float">
            <text:p>-7.339624</text:p>
          </table:table-cell>
          <table:table-cell office:value-type="float" office:value="-5.087032" calcext:value-type="float">
            <text:p>-5.087032</text:p>
          </table:table-cell>
          <table:table-cell office:value-type="float" office:value="-14.79293" calcext:value-type="float">
            <text:p>-14.79293</text:p>
          </table:table-cell>
          <table:table-cell office:value-type="float" office:value="14.73707" calcext:value-type="float">
            <text:p>14.73707</text:p>
          </table:table-cell>
          <table:table-cell office:value-type="float" office:value="-29.53" calcext:value-type="float">
            <text:p>-29.53</text:p>
          </table:table-cell>
          <table:table-cell/>
          <table:table-cell table:formula="of:= ATAN(-[.B7]/(12-[.A7]))*180/PI()" office:value-type="float" office:value="14.7370715472919" calcext:value-type="float">
            <text:p>14.7370715472919</text:p>
          </table:table-cell>
          <table:table-cell table:formula="of:=SQRT((12-[.A7])^2 + [.B7]^2)" office:value-type="float" office:value="19.9974736161946" calcext:value-type="float">
            <text:p>19.9974736161946</text:p>
          </table:table-cell>
        </table:table-row>
        <table:table-row table:style-name="ro1">
          <table:table-cell office:value-type="float" office:value="-7.339624" calcext:value-type="float">
            <text:p>-7.339624</text:p>
          </table:table-cell>
          <table:table-cell office:value-type="float" office:value="-5.087032" calcext:value-type="float">
            <text:p>-5.087032</text:p>
          </table:table-cell>
          <table:table-cell office:value-type="float" office:value="-8.192928" calcext:value-type="float">
            <text:p>-8.192928</text:p>
          </table:table-cell>
          <table:table-cell office:value-type="float" office:value="14.73707" calcext:value-type="float">
            <text:p>14.73707</text:p>
          </table:table-cell>
          <table:table-cell office:value-type="float" office:value="-22.93" calcext:value-type="float">
            <text:p>-22.93</text:p>
          </table:table-cell>
          <table:table-cell/>
          <table:table-cell table:formula="of:= ATAN(-[.B8]/(12-[.A8]))*180/PI()" office:value-type="float" office:value="14.7370715472919" calcext:value-type="float">
            <text:p>14.7370715472919</text:p>
          </table:table-cell>
          <table:table-cell table:formula="of:=SQRT((12-[.A8])^2 + [.B8]^2)" office:value-type="float" office:value="19.9974736161946" calcext:value-type="float">
            <text:p>19.9974736161946</text:p>
          </table:table-cell>
        </table:table-row>
        <table:table-row table:style-name="ro1">
          <table:table-cell office:value-type="float" office:value="-8.195037" calcext:value-type="float">
            <text:p>-8.195037</text:p>
          </table:table-cell>
          <table:table-cell office:value-type="float" office:value="-5.120826" calcext:value-type="float">
            <text:p>-5.120826</text:p>
          </table:table-cell>
          <table:table-cell office:value-type="float" office:value="9.008514" calcext:value-type="float">
            <text:p>9.008514</text:p>
          </table:table-cell>
          <table:table-cell office:value-type="float" office:value="14.22851" calcext:value-type="float">
            <text:p>14.22851</text:p>
          </table:table-cell>
          <table:table-cell office:value-type="float" office:value="-5.22" calcext:value-type="float">
            <text:p>-5.22</text:p>
          </table:table-cell>
          <table:table-cell/>
          <table:table-cell table:formula="of:= ATAN(-[.B9]/(12-[.A9]))*180/PI()" office:value-type="float" office:value="14.2285162641995" calcext:value-type="float">
            <text:p>14.2285162641995</text:p>
          </table:table-cell>
          <table:table-cell table:formula="of:=SQRT((12-[.A9])^2 + [.B9]^2)" office:value-type="float" office:value="20.8341637306047" calcext:value-type="float">
            <text:p>20.8341637306047</text:p>
          </table:table-cell>
        </table:table-row>
        <table:table-row table:style-name="ro1">
          <table:table-cell office:value-type="float" office:value="-8.195037" calcext:value-type="float">
            <text:p>-8.195037</text:p>
          </table:table-cell>
          <table:table-cell office:value-type="float" office:value="-5.120826" calcext:value-type="float">
            <text:p>-5.120826</text:p>
          </table:table-cell>
          <table:table-cell office:value-type="float" office:value="35.87851" calcext:value-type="float">
            <text:p>35.87851</text:p>
          </table:table-cell>
          <table:table-cell office:value-type="float" office:value="14.22851" calcext:value-type="float">
            <text:p>14.22851</text:p>
          </table:table-cell>
          <table:table-cell office:value-type="float" office:value="21.65" calcext:value-type="float">
            <text:p>21.65</text:p>
          </table:table-cell>
          <table:table-cell/>
          <table:table-cell table:formula="of:= ATAN(-[.B10]/(12-[.A10]))*180/PI()" office:value-type="float" office:value="14.2285162641995" calcext:value-type="float">
            <text:p>14.2285162641995</text:p>
          </table:table-cell>
          <table:table-cell table:formula="of:=SQRT((12-[.A10])^2 + [.B10]^2)" office:value-type="float" office:value="20.8341637306047" calcext:value-type="float">
            <text:p>20.8341637306047</text:p>
          </table:table-cell>
        </table:table-row>
        <table:table-row table:style-name="ro1">
          <table:table-cell office:value-type="float" office:value="-9.387987" calcext:value-type="float">
            <text:p>-9.387987</text:p>
          </table:table-cell>
          <table:table-cell office:value-type="float" office:value="-4.614445" calcext:value-type="float">
            <text:p>-4.614445</text:p>
          </table:table-cell>
          <table:table-cell office:value-type="float" office:value="26.61491" calcext:value-type="float">
            <text:p>26.61491</text:p>
          </table:table-cell>
          <table:table-cell office:value-type="float" office:value="12.17491" calcext:value-type="float">
            <text:p>12.17491</text:p>
          </table:table-cell>
          <table:table-cell office:value-type="float" office:value="14.44" calcext:value-type="float">
            <text:p>14.44</text:p>
          </table:table-cell>
          <table:table-cell/>
          <table:table-cell table:formula="of:= ATAN(-[.B11]/(12-[.A11]))*180/PI()" office:value-type="float" office:value="12.1749132827271" calcext:value-type="float">
            <text:p>12.1749132827271</text:p>
          </table:table-cell>
          <table:table-cell table:formula="of:=SQRT((12-[.A11])^2 + [.B11]^2)" office:value-type="float" office:value="21.8801071882702" calcext:value-type="float">
            <text:p>21.8801071882702</text:p>
          </table:table-cell>
        </table:table-row>
        <table:table-row table:style-name="ro1">
          <table:table-cell office:value-type="float" office:value="-8.7576" calcext:value-type="float">
            <text:p>-8.7576</text:p>
          </table:table-cell>
          <table:table-cell office:value-type="float" office:value="-4.220536" calcext:value-type="float">
            <text:p>-4.220536</text:p>
          </table:table-cell>
          <table:table-cell office:value-type="float" office:value="10.07299" calcext:value-type="float">
            <text:p>10.07299</text:p>
          </table:table-cell>
          <table:table-cell office:value-type="float" office:value="11.49299" calcext:value-type="float">
            <text:p>11.49299</text:p>
          </table:table-cell>
          <table:table-cell office:value-type="float" office:value="-1.42" calcext:value-type="float">
            <text:p>-1.42</text:p>
          </table:table-cell>
          <table:table-cell/>
          <table:table-cell table:formula="of:= ATAN(-[.B12]/(12-[.A12]))*180/PI()" office:value-type="float" office:value="11.4929880088272" calcext:value-type="float">
            <text:p>11.4929880088272</text:p>
          </table:table-cell>
          <table:table-cell table:formula="of:=SQRT((12-[.A12])^2 + [.B12]^2)" office:value-type="float" office:value="21.1823247517192" calcext:value-type="float">
            <text:p>21.1823247517192</text:p>
          </table:table-cell>
        </table:table-row>
        <table:table-row table:style-name="ro1">
          <table:table-cell office:value-type="float" office:value="-8.352238" calcext:value-type="float">
            <text:p>-8.352238</text:p>
          </table:table-cell>
          <table:table-cell office:value-type="float" office:value="-3.466509" calcext:value-type="float">
            <text:p>-3.466509</text:p>
          </table:table-cell>
          <table:table-cell office:value-type="float" office:value="7.076181" calcext:value-type="float">
            <text:p>7.076181</text:p>
          </table:table-cell>
          <table:table-cell office:value-type="float" office:value="9.666182" calcext:value-type="float">
            <text:p>9.666182</text:p>
          </table:table-cell>
          <table:table-cell office:value-type="float" office:value="-2.59" calcext:value-type="float">
            <text:p>-2.59</text:p>
          </table:table-cell>
          <table:table-cell/>
          <table:table-cell table:formula="of:= ATAN(-[.B13]/(12-[.A13]))*180/PI()" office:value-type="float" office:value="9.6661809103045" calcext:value-type="float">
            <text:p>9.6661809103045</text:p>
          </table:table-cell>
          <table:table-cell table:formula="of:=SQRT((12-[.A13])^2 + [.B13]^2)" office:value-type="float" office:value="20.645345147411" calcext:value-type="float">
            <text:p>20.645345147411</text:p>
          </table:table-cell>
        </table:table-row>
        <table:table-row table:style-name="ro1">
          <table:table-cell office:value-type="float" office:value="-8.352238" calcext:value-type="float">
            <text:p>-8.352238</text:p>
          </table:table-cell>
          <table:table-cell office:value-type="float" office:value="-3.466509" calcext:value-type="float">
            <text:p>-3.466509</text:p>
          </table:table-cell>
          <table:table-cell office:value-type="float" office:value="15.65618" calcext:value-type="float">
            <text:p>15.65618</text:p>
          </table:table-cell>
          <table:table-cell office:value-type="float" office:value="9.666182" calcext:value-type="float">
            <text:p>9.666182</text:p>
          </table:table-cell>
          <table:table-cell office:value-type="float" office:value="5.99" calcext:value-type="float">
            <text:p>5.99</text:p>
          </table:table-cell>
          <table:table-cell/>
          <table:table-cell table:formula="of:= ATAN(-[.B14]/(12-[.A14]))*180/PI()" office:value-type="float" office:value="9.6661809103045" calcext:value-type="float">
            <text:p>9.6661809103045</text:p>
          </table:table-cell>
          <table:table-cell table:formula="of:=SQRT((12-[.A14])^2 + [.B14]^2)" office:value-type="float" office:value="20.645345147411" calcext:value-type="float">
            <text:p>20.645345147411</text:p>
          </table:table-cell>
        </table:table-row>
        <table:table-row table:style-name="ro1">
          <table:table-cell office:value-type="float" office:value="-6.866437" calcext:value-type="float">
            <text:p>-6.866437</text:p>
          </table:table-cell>
          <table:table-cell office:value-type="float" office:value="-3.038805" calcext:value-type="float">
            <text:p>-3.038805</text:p>
          </table:table-cell>
          <table:table-cell office:value-type="float" office:value="12.93001" calcext:value-type="float">
            <text:p>12.93001</text:p>
          </table:table-cell>
          <table:table-cell office:value-type="float" office:value="9.150009" calcext:value-type="float">
            <text:p>9.150009</text:p>
          </table:table-cell>
          <table:table-cell office:value-type="float" office:value="3.78" calcext:value-type="float">
            <text:p>3.78</text:p>
          </table:table-cell>
          <table:table-cell/>
          <table:table-cell table:formula="of:= ATAN(-[.B15]/(12-[.A15]))*180/PI()" office:value-type="float" office:value="9.15000759168376" calcext:value-type="float">
            <text:p>9.15000759168376</text:p>
          </table:table-cell>
          <table:table-cell table:formula="of:=SQRT((12-[.A15])^2 + [.B15]^2)" office:value-type="float" office:value="19.1095991821648" calcext:value-type="float">
            <text:p>19.1095991821648</text:p>
          </table:table-cell>
        </table:table-row>
        <table:table-row table:style-name="ro1">
          <table:table-cell office:value-type="float" office:value="-6.866437" calcext:value-type="float">
            <text:p>-6.866437</text:p>
          </table:table-cell>
          <table:table-cell office:value-type="float" office:value="-3.038805" calcext:value-type="float">
            <text:p>-3.038805</text:p>
          </table:table-cell>
          <table:table-cell office:value-type="float" office:value="19.72001" calcext:value-type="float">
            <text:p>19.72001</text:p>
          </table:table-cell>
          <table:table-cell office:value-type="float" office:value="9.150009" calcext:value-type="float">
            <text:p>9.150009</text:p>
          </table:table-cell>
          <table:table-cell office:value-type="float" office:value="10.57" calcext:value-type="float">
            <text:p>10.57</text:p>
          </table:table-cell>
          <table:table-cell/>
          <table:table-cell table:formula="of:= ATAN(-[.B16]/(12-[.A16]))*180/PI()" office:value-type="float" office:value="9.15000759168376" calcext:value-type="float">
            <text:p>9.15000759168376</text:p>
          </table:table-cell>
          <table:table-cell table:formula="of:=SQRT((12-[.A16])^2 + [.B16]^2)" office:value-type="float" office:value="19.1095991821648" calcext:value-type="float">
            <text:p>19.1095991821648</text:p>
          </table:table-cell>
        </table:table-row>
        <table:table-row table:style-name="ro1">
          <table:table-cell office:value-type="float" office:value="-5.898512" calcext:value-type="float">
            <text:p>-5.898512</text:p>
          </table:table-cell>
          <table:table-cell office:value-type="float" office:value="-3.185071" calcext:value-type="float">
            <text:p>-3.185071</text:p>
          </table:table-cell>
          <table:table-cell office:value-type="float" office:value="8.190259" calcext:value-type="float">
            <text:p>8.190259</text:p>
          </table:table-cell>
          <table:table-cell office:value-type="float" office:value="10.09026" calcext:value-type="float">
            <text:p>10.09026</text:p>
          </table:table-cell>
          <table:table-cell office:value-type="float" office:value="-1.9" calcext:value-type="float">
            <text:p>-1.9</text:p>
          </table:table-cell>
          <table:table-cell/>
          <table:table-cell table:formula="of:= ATAN(-[.B17]/(12-[.A17]))*180/PI()" office:value-type="float" office:value="10.090258536197" calcext:value-type="float">
            <text:p>10.090258536197</text:p>
          </table:table-cell>
          <table:table-cell table:formula="of:=SQRT((12-[.A17])^2 + [.B17]^2)" office:value-type="float" office:value="18.1796977172115" calcext:value-type="float">
            <text:p>18.1796977172115</text:p>
          </table:table-cell>
        </table:table-row>
        <table:table-row table:style-name="ro1">
          <table:table-cell office:value-type="float" office:value="-3.219761" calcext:value-type="float">
            <text:p>-3.219761</text:p>
          </table:table-cell>
          <table:table-cell office:value-type="float" office:value="-3.263748" calcext:value-type="float">
            <text:p>-3.263748</text:p>
          </table:table-cell>
          <table:table-cell office:value-type="float" office:value="0.6032896" calcext:value-type="float">
            <text:p>0.6032896</text:p>
          </table:table-cell>
          <table:table-cell office:value-type="float" office:value="12.10329" calcext:value-type="float">
            <text:p>12.10329</text:p>
          </table:table-cell>
          <table:table-cell office:value-type="float" office:value="-11.5" calcext:value-type="float">
            <text:p>-11.5</text:p>
          </table:table-cell>
          <table:table-cell/>
          <table:table-cell table:formula="of:= ATAN(-[.B18]/(12-[.A18]))*180/PI()" office:value-type="float" office:value="12.103289439139" calcext:value-type="float">
            <text:p>12.103289439139</text:p>
          </table:table-cell>
          <table:table-cell table:formula="of:=SQRT((12-[.A18])^2 + [.B18]^2)" office:value-type="float" office:value="15.5657693643657" calcext:value-type="float">
            <text:p>15.5657693643657</text:p>
          </table:table-cell>
        </table:table-row>
        <table:table-row table:style-name="ro1">
          <table:table-cell office:value-type="float" office:value="0.5394283" calcext:value-type="float">
            <text:p>0.5394283</text:p>
          </table:table-cell>
          <table:table-cell office:value-type="float" office:value="-3.668747" calcext:value-type="float">
            <text:p>-3.668747</text:p>
          </table:table-cell>
          <table:table-cell office:value-type="float" office:value="16.88086" calcext:value-type="float">
            <text:p>16.88086</text:p>
          </table:table-cell>
          <table:table-cell office:value-type="float" office:value="17.75086" calcext:value-type="float">
            <text:p>17.75086</text:p>
          </table:table-cell>
          <table:table-cell office:value-type="float" office:value="-0.87" calcext:value-type="float">
            <text:p>-0.87</text:p>
          </table:table-cell>
          <table:table-cell/>
          <table:table-cell table:formula="of:= ATAN(-[.B19]/(12-[.A19]))*180/PI()" office:value-type="float" office:value="17.7508574031988" calcext:value-type="float">
            <text:p>17.7508574031988</text:p>
          </table:table-cell>
          <table:table-cell table:formula="of:=SQRT((12-[.A19])^2 + [.B19]^2)" office:value-type="float" office:value="12.0334703324041" calcext:value-type="float">
            <text:p>12.0334703324041</text:p>
          </table:table-cell>
        </table:table-row>
        <table:table-row table:style-name="ro1">
          <table:table-cell office:value-type="float" office:value="1.169816" calcext:value-type="float">
            <text:p>1.169816</text:p>
          </table:table-cell>
          <table:table-cell office:value-type="float" office:value="-3.274838" calcext:value-type="float">
            <text:p>-3.274838</text:p>
          </table:table-cell>
          <table:table-cell office:value-type="float" office:value="12.4843" calcext:value-type="float">
            <text:p>12.4843</text:p>
          </table:table-cell>
          <table:table-cell office:value-type="float" office:value="16.8243" calcext:value-type="float">
            <text:p>16.8243</text:p>
          </table:table-cell>
          <table:table-cell office:value-type="float" office:value="-4.34" calcext:value-type="float">
            <text:p>-4.34</text:p>
          </table:table-cell>
          <table:table-cell/>
          <table:table-cell table:formula="of:= ATAN(-[.B20]/(12-[.A20]))*180/PI()" office:value-type="float" office:value="16.824300432562" calcext:value-type="float">
            <text:p>16.824300432562</text:p>
          </table:table-cell>
          <table:table-cell table:formula="of:=SQRT((12-[.A20])^2 + [.B20]^2)" office:value-type="float" office:value="11.3144796345258" calcext:value-type="float">
            <text:p>11.3144796345258</text:p>
          </table:table-cell>
        </table:table-row>
        <table:table-row table:style-name="ro1">
          <table:table-cell office:value-type="float" office:value="1.169816" calcext:value-type="float">
            <text:p>1.169816</text:p>
          </table:table-cell>
          <table:table-cell office:value-type="float" office:value="-3.274838" calcext:value-type="float">
            <text:p>-3.274838</text:p>
          </table:table-cell>
          <table:table-cell office:value-type="float" office:value="-14.5857" calcext:value-type="float">
            <text:p>-14.5857</text:p>
          </table:table-cell>
          <table:table-cell office:value-type="float" office:value="16.8243" calcext:value-type="float">
            <text:p>16.8243</text:p>
          </table:table-cell>
          <table:table-cell office:value-type="float" office:value="-31.41" calcext:value-type="float">
            <text:p>-31.41</text:p>
          </table:table-cell>
          <table:table-cell/>
          <table:table-cell table:formula="of:= ATAN(-[.B21]/(12-[.A21]))*180/PI()" office:value-type="float" office:value="16.824300432562" calcext:value-type="float">
            <text:p>16.824300432562</text:p>
          </table:table-cell>
          <table:table-cell table:formula="of:=SQRT((12-[.A21])^2 + [.B21]^2)" office:value-type="float" office:value="11.3144796345258" calcext:value-type="float">
            <text:p>11.3144796345258</text:p>
          </table:table-cell>
        </table:table-row>
        <table:table-row table:style-name="ro1">
          <table:table-cell office:value-type="float" office:value="1.282329" calcext:value-type="float">
            <text:p>1.282329</text:p>
          </table:table-cell>
          <table:table-cell office:value-type="float" office:value="-3.454896" calcext:value-type="float">
            <text:p>-3.454896</text:p>
          </table:table-cell>
          <table:table-cell office:value-type="float" office:value="4.896992" calcext:value-type="float">
            <text:p>4.896992</text:p>
          </table:table-cell>
          <table:table-cell office:value-type="float" office:value="17.86699" calcext:value-type="float">
            <text:p>17.86699</text:p>
          </table:table-cell>
          <table:table-cell office:value-type="float" office:value="-12.97" calcext:value-type="float">
            <text:p>-12.97</text:p>
          </table:table-cell>
          <table:table-cell/>
          <table:table-cell table:formula="of:= ATAN(-[.B22]/(12-[.A22]))*180/PI()" office:value-type="float" office:value="17.8669914709907" calcext:value-type="float">
            <text:p>17.8669914709907</text:p>
          </table:table-cell>
          <table:table-cell table:formula="of:=SQRT((12-[.A22])^2 + [.B22]^2)" office:value-type="float" office:value="11.2607627643538" calcext:value-type="float">
            <text:p>11.2607627643538</text:p>
          </table:table-cell>
        </table:table-row>
        <table:table-row table:style-name="ro1">
          <table:table-cell office:value-type="float" office:value="1.282329" calcext:value-type="float">
            <text:p>1.282329</text:p>
          </table:table-cell>
          <table:table-cell office:value-type="float" office:value="-3.454896" calcext:value-type="float">
            <text:p>-3.454896</text:p>
          </table:table-cell>
          <table:table-cell office:value-type="float" office:value="16.65699" calcext:value-type="float">
            <text:p>16.65699</text:p>
          </table:table-cell>
          <table:table-cell office:value-type="float" office:value="17.86699" calcext:value-type="float">
            <text:p>17.86699</text:p>
          </table:table-cell>
          <table:table-cell office:value-type="float" office:value="-1.21" calcext:value-type="float">
            <text:p>-1.21</text:p>
          </table:table-cell>
          <table:table-cell/>
          <table:table-cell table:formula="of:= ATAN(-[.B23]/(12-[.A23]))*180/PI()" office:value-type="float" office:value="17.8669914709907" calcext:value-type="float">
            <text:p>17.8669914709907</text:p>
          </table:table-cell>
          <table:table-cell table:formula="of:=SQRT((12-[.A23])^2 + [.B23]^2)" office:value-type="float" office:value="11.2607627643538" calcext:value-type="float">
            <text:p>11.2607627643538</text:p>
          </table:table-cell>
        </table:table-row>
        <table:table-row table:style-name="ro1">
          <table:table-cell office:value-type="float" office:value="2.025229" calcext:value-type="float">
            <text:p>2.025229</text:p>
          </table:table-cell>
          <table:table-cell office:value-type="float" office:value="-3.241045" calcext:value-type="float">
            <text:p>-3.241045</text:p>
          </table:table-cell>
          <table:table-cell office:value-type="float" office:value="-10.42977" calcext:value-type="float">
            <text:p>-10.42977</text:p>
          </table:table-cell>
          <table:table-cell office:value-type="float" office:value="18.00023" calcext:value-type="float">
            <text:p>18.00023</text:p>
          </table:table-cell>
          <table:table-cell office:value-type="float" office:value="-28.43" calcext:value-type="float">
            <text:p>-28.43</text:p>
          </table:table-cell>
          <table:table-cell/>
          <table:table-cell table:formula="of:= ATAN(-[.B24]/(12-[.A24]))*180/PI()" office:value-type="float" office:value="18.0002360687103" calcext:value-type="float">
            <text:p>18.0002360687103</text:p>
          </table:table-cell>
          <table:table-cell table:formula="of:=SQRT((12-[.A24])^2 + [.B24]^2)" office:value-type="float" office:value="10.4881089427249" calcext:value-type="float">
            <text:p>10.4881089427249</text:p>
          </table:table-cell>
        </table:table-row>
        <table:table-row table:style-name="ro1">
          <table:table-cell office:value-type="float" office:value="3.286004" calcext:value-type="float">
            <text:p>3.286004</text:p>
          </table:table-cell>
          <table:table-cell office:value-type="float" office:value="-2.453225" calcext:value-type="float">
            <text:p>-2.453225</text:p>
          </table:table-cell>
          <table:table-cell office:value-type="float" office:value="-3.576655" calcext:value-type="float">
            <text:p>-3.576655</text:p>
          </table:table-cell>
          <table:table-cell office:value-type="float" office:value="15.72334" calcext:value-type="float">
            <text:p>15.72334</text:p>
          </table:table-cell>
          <table:table-cell office:value-type="float" office:value="-19.3" calcext:value-type="float">
            <text:p>-19.3</text:p>
          </table:table-cell>
          <table:table-cell/>
          <table:table-cell table:formula="of:= ATAN(-[.B25]/(12-[.A25]))*180/PI()" office:value-type="float" office:value="15.7233433830005" calcext:value-type="float">
            <text:p>15.7233433830005</text:p>
          </table:table-cell>
          <table:table-cell table:formula="of:=SQRT((12-[.A25])^2 + [.B25]^2)" office:value-type="float" office:value="9.05273655800504" calcext:value-type="float">
            <text:p>9.05273655800504</text:p>
          </table:table-cell>
        </table:table-row>
        <table:table-row table:style-name="ro1">
          <table:table-cell office:value-type="float" office:value="5.514704" calcext:value-type="float">
            <text:p>5.514704</text:p>
          </table:table-cell>
          <table:table-cell office:value-type="float" office:value="-1.81167" calcext:value-type="float">
            <text:p>-1.81167</text:p>
          </table:table-cell>
          <table:table-cell office:value-type="float" office:value="18.41773" calcext:value-type="float">
            <text:p>18.41773</text:p>
          </table:table-cell>
          <table:table-cell office:value-type="float" office:value="15.60773" calcext:value-type="float">
            <text:p>15.60773</text:p>
          </table:table-cell>
          <table:table-cell office:value-type="float" office:value="2.81" calcext:value-type="float">
            <text:p>2.81</text:p>
          </table:table-cell>
          <table:table-cell/>
          <table:table-cell table:formula="of:= ATAN(-[.B26]/(12-[.A26]))*180/PI()" office:value-type="float" office:value="15.6077268978315" calcext:value-type="float">
            <text:p>15.6077268978315</text:p>
          </table:table-cell>
          <table:table-cell table:formula="of:=SQRT((12-[.A26])^2 + [.B26]^2)" office:value-type="float" office:value="6.73358837444909" calcext:value-type="float">
            <text:p>6.73358837444909</text:p>
          </table:table-cell>
        </table:table-row>
        <table:table-row table:style-name="ro1">
          <table:table-cell office:value-type="float" office:value="6.257604" calcext:value-type="float">
            <text:p>6.257604</text:p>
          </table:table-cell>
          <table:table-cell office:value-type="float" office:value="-1.597819" calcext:value-type="float">
            <text:p>-1.597819</text:p>
          </table:table-cell>
          <table:table-cell office:value-type="float" office:value="-2.460799" calcext:value-type="float">
            <text:p>-2.460799</text:p>
          </table:table-cell>
          <table:table-cell office:value-type="float" office:value="15.5492" calcext:value-type="float">
            <text:p>15.5492</text:p>
          </table:table-cell>
          <table:table-cell office:value-type="float" office:value="-18.01" calcext:value-type="float">
            <text:p>-18.01</text:p>
          </table:table-cell>
          <table:table-cell/>
          <table:table-cell table:formula="of:= ATAN(-[.B27]/(12-[.A27]))*180/PI()" office:value-type="float" office:value="15.549201260305" calcext:value-type="float">
            <text:p>15.549201260305</text:p>
          </table:table-cell>
          <table:table-cell table:formula="of:=SQRT((12-[.A27])^2 + [.B27]^2)" office:value-type="float" office:value="5.96054841248496" calcext:value-type="float">
            <text:p>5.96054841248496</text:p>
          </table:table-cell>
        </table:table-row>
        <table:table-row table:style-name="ro1">
          <table:table-cell office:value-type="float" office:value="6.257604" calcext:value-type="float">
            <text:p>6.257604</text:p>
          </table:table-cell>
          <table:table-cell office:value-type="float" office:value="-1.597819" calcext:value-type="float">
            <text:p>-1.597819</text:p>
          </table:table-cell>
          <table:table-cell office:value-type="float" office:value="-9.560798" calcext:value-type="float">
            <text:p>-9.560798</text:p>
          </table:table-cell>
          <table:table-cell office:value-type="float" office:value="15.5492" calcext:value-type="float">
            <text:p>15.5492</text:p>
          </table:table-cell>
          <table:table-cell office:value-type="float" office:value="-25.11" calcext:value-type="float">
            <text:p>-25.11</text:p>
          </table:table-cell>
          <table:table-cell/>
          <table:table-cell table:formula="of:= ATAN(-[.B28]/(12-[.A28]))*180/PI()" office:value-type="float" office:value="15.549201260305" calcext:value-type="float">
            <text:p>15.549201260305</text:p>
          </table:table-cell>
          <table:table-cell table:formula="of:=SQRT((12-[.A28])^2 + [.B28]^2)" office:value-type="float" office:value="5.96054841248496" calcext:value-type="float">
            <text:p>5.96054841248496</text:p>
          </table:table-cell>
        </table:table-row>
        <table:table-row table:style-name="ro1">
          <table:table-cell office:value-type="float" office:value="7.113017" calcext:value-type="float">
            <text:p>7.113017</text:p>
          </table:table-cell>
          <table:table-cell office:value-type="float" office:value="-1.564025" calcext:value-type="float">
            <text:p>-1.564025</text:p>
          </table:table-cell>
          <table:table-cell office:value-type="float" office:value="18.3567" calcext:value-type="float">
            <text:p>18.3567</text:p>
          </table:table-cell>
          <table:table-cell office:value-type="float" office:value="17.74669" calcext:value-type="float">
            <text:p>17.74669</text:p>
          </table:table-cell>
          <table:table-cell office:value-type="float" office:value="0.61" calcext:value-type="float">
            <text:p>0.61</text:p>
          </table:table-cell>
          <table:table-cell/>
          <table:table-cell table:formula="of:= ATAN(-[.B29]/(12-[.A29]))*180/PI()" office:value-type="float" office:value="17.7466969553549" calcext:value-type="float">
            <text:p>17.7466969553549</text:p>
          </table:table-cell>
          <table:table-cell table:formula="of:=SQRT((12-[.A29])^2 + [.B29]^2)" office:value-type="float" office:value="5.13115747594186" calcext:value-type="float">
            <text:p>5.13115747594186</text:p>
          </table:table-cell>
        </table:table-row>
        <table:table-row table:style-name="ro1">
          <table:table-cell office:value-type="float" office:value="7.113017" calcext:value-type="float">
            <text:p>7.113017</text:p>
          </table:table-cell>
          <table:table-cell office:value-type="float" office:value="-1.564025" calcext:value-type="float">
            <text:p>-1.564025</text:p>
          </table:table-cell>
          <table:table-cell office:value-type="float" office:value="-4.793304" calcext:value-type="float">
            <text:p>-4.793304</text:p>
          </table:table-cell>
          <table:table-cell office:value-type="float" office:value="17.74669" calcext:value-type="float">
            <text:p>17.74669</text:p>
          </table:table-cell>
          <table:table-cell office:value-type="float" office:value="-22.54" calcext:value-type="float">
            <text:p>-22.54</text:p>
          </table:table-cell>
          <table:table-cell/>
          <table:table-cell table:formula="of:= ATAN(-[.B30]/(12-[.A30]))*180/PI()" office:value-type="float" office:value="17.7466969553549" calcext:value-type="float">
            <text:p>17.7466969553549</text:p>
          </table:table-cell>
          <table:table-cell table:formula="of:=SQRT((12-[.A30])^2 + [.B30]^2)" office:value-type="float" office:value="5.13115747594186" calcext:value-type="float">
            <text:p>5.13115747594186</text:p>
          </table:table-cell>
        </table:table-row>
        <table:table-row table:style-name="ro1">
          <table:table-cell office:value-type="float" office:value="7.113017" calcext:value-type="float">
            <text:p>7.113017</text:p>
          </table:table-cell>
          <table:table-cell office:value-type="float" office:value="-1.564025" calcext:value-type="float">
            <text:p>-1.564025</text:p>
          </table:table-cell>
          <table:table-cell office:value-type="float" office:value="-15.20331" calcext:value-type="float">
            <text:p>-15.20331</text:p>
          </table:table-cell>
          <table:table-cell office:value-type="float" office:value="17.74669" calcext:value-type="float">
            <text:p>17.74669</text:p>
          </table:table-cell>
          <table:table-cell office:value-type="float" office:value="-32.95" calcext:value-type="float">
            <text:p>-32.95</text:p>
          </table:table-cell>
          <table:table-cell/>
          <table:table-cell table:formula="of:= ATAN(-[.B31]/(12-[.A31]))*180/PI()" office:value-type="float" office:value="17.7466969553549" calcext:value-type="float">
            <text:p>17.7466969553549</text:p>
          </table:table-cell>
          <table:table-cell table:formula="of:=SQRT((12-[.A31])^2 + [.B31]^2)" office:value-type="float" office:value="5.13115747594186" calcext:value-type="float">
            <text:p>5.13115747594186</text:p>
          </table:table-cell>
        </table:table-row>
        <table:table-row table:style-name="ro1">
          <table:table-cell office:value-type="float" office:value="10.19713" calcext:value-type="float">
            <text:p>10.19713</text:p>
          </table:table-cell>
          <table:table-cell office:value-type="float" office:value="-0.8886765" calcext:value-type="float">
            <text:p>-0.8886765</text:p>
          </table:table-cell>
          <table:table-cell office:value-type="float" office:value="-9.980238" calcext:value-type="float">
            <text:p>-9.980238</text:p>
          </table:table-cell>
          <table:table-cell office:value-type="float" office:value="26.23976" calcext:value-type="float">
            <text:p>26.23976</text:p>
          </table:table-cell>
          <table:table-cell office:value-type="float" office:value="-36.22" calcext:value-type="float">
            <text:p>-36.22</text:p>
          </table:table-cell>
          <table:table-cell/>
          <table:table-cell table:formula="of:= ATAN(-[.B32]/(12-[.A32]))*180/PI()" office:value-type="float" office:value="26.239758517326" calcext:value-type="float">
            <text:p>26.239758517326</text:p>
          </table:table-cell>
          <table:table-cell table:formula="of:=SQRT((12-[.A32])^2 + [.B32]^2)" office:value-type="float" office:value="2.00999655685084" calcext:value-type="float">
            <text:p>2.00999655685084</text:p>
          </table:table-cell>
        </table:table-row>
        <table:table-row table:style-name="ro1">
          <table:table-cell office:value-type="float" office:value="10.82752" calcext:value-type="float">
            <text:p>10.82752</text:p>
          </table:table-cell>
          <table:table-cell office:value-type="float" office:value="-0.4947671" calcext:value-type="float">
            <text:p>-0.4947671</text:p>
          </table:table-cell>
          <table:table-cell office:value-type="float" office:value="-74.26112" calcext:value-type="float">
            <text:p>-74.26112</text:p>
          </table:table-cell>
          <table:table-cell office:value-type="float" office:value="22.87888" calcext:value-type="float">
            <text:p>22.87888</text:p>
          </table:table-cell>
          <table:table-cell office:value-type="float" office:value="-97.14" calcext:value-type="float">
            <text:p>-97.14</text:p>
          </table:table-cell>
          <table:table-cell/>
          <table:table-cell table:formula="of:= ATAN(-[.B33]/(12-[.A33]))*180/PI()" office:value-type="float" office:value="22.8789375925347" calcext:value-type="float">
            <text:p>22.8789375925347</text:p>
          </table:table-cell>
          <table:table-cell table:formula="of:=SQRT((12-[.A33])^2 + [.B33]^2)" office:value-type="float" office:value="1.2725972786559" calcext:value-type="float">
            <text:p>1.2725972786559</text:p>
          </table:table-cell>
        </table:table-row>
        <table:table-row table:style-name="ro1">
          <table:table-cell office:value-type="float" office:value="10.715" calcext:value-type="float">
            <text:p>10.715</text:p>
          </table:table-cell>
          <table:table-cell office:value-type="float" office:value="-0.314709" calcext:value-type="float">
            <text:p>-0.314709</text:p>
          </table:table-cell>
          <table:table-cell office:value-type="float" office:value="153.1215" calcext:value-type="float">
            <text:p>153.1215</text:p>
          </table:table-cell>
          <table:table-cell office:value-type="float" office:value="13.76147" calcext:value-type="float">
            <text:p>13.76147</text:p>
          </table:table-cell>
          <table:table-cell office:value-type="float" office:value="139.36" calcext:value-type="float">
            <text:p>139.36</text:p>
          </table:table-cell>
          <table:table-cell/>
          <table:table-cell table:formula="of:= ATAN(-[.B34]/(12-[.A34]))*180/PI()" office:value-type="float" office:value="13.76142124025" calcext:value-type="float">
            <text:p>13.76142124025</text:p>
          </table:table-cell>
          <table:table-cell table:formula="of:=SQRT((12-[.A34])^2 + [.B34]^2)" office:value-type="float" office:value="1.32297647548284" calcext:value-type="float">
            <text:p>1.32297647548284</text:p>
          </table:table-cell>
        </table:table-row>
        <table:table-row table:style-name="ro1">
          <table:table-cell office:value-type="float" office:value="10.715" calcext:value-type="float">
            <text:p>10.715</text:p>
          </table:table-cell>
          <table:table-cell office:value-type="float" office:value="-0.314709" calcext:value-type="float">
            <text:p>-0.314709</text:p>
          </table:table-cell>
          <table:table-cell office:value-type="float" office:value="101.7815" calcext:value-type="float">
            <text:p>101.7815</text:p>
          </table:table-cell>
          <table:table-cell office:value-type="float" office:value="13.76147" calcext:value-type="float">
            <text:p>13.76147</text:p>
          </table:table-cell>
          <table:table-cell office:value-type="float" office:value="88.02" calcext:value-type="float">
            <text:p>88.02</text:p>
          </table:table-cell>
          <table:table-cell/>
          <table:table-cell table:formula="of:= ATAN(-[.B35]/(12-[.A35]))*180/PI()" office:value-type="float" office:value="13.76142124025" calcext:value-type="float">
            <text:p>13.76142124025</text:p>
          </table:table-cell>
          <table:table-cell table:formula="of:=SQRT((12-[.A35])^2 + [.B35]^2)" office:value-type="float" office:value="1.32297647548284" calcext:value-type="float">
            <text:p>1.32297647548284</text:p>
          </table:table-cell>
        </table:table-row>
        <table:table-row table:style-name="ro1">
          <table:table-cell office:value-type="float" office:value="10.60249" calcext:value-type="float">
            <text:p>10.60249</text:p>
          </table:table-cell>
          <table:table-cell office:value-type="float" office:value="-0.1346519" calcext:value-type="float">
            <text:p>-0.1346519</text:p>
          </table:table-cell>
          <table:table-cell office:value-type="float" office:value="86.05354" calcext:value-type="float">
            <text:p>86.05354</text:p>
          </table:table-cell>
          <table:table-cell office:value-type="float" office:value="5.503541" calcext:value-type="float">
            <text:p>5.503541</text:p>
          </table:table-cell>
          <table:table-cell office:value-type="float" office:value="80.55" calcext:value-type="float">
            <text:p>80.55</text:p>
          </table:table-cell>
          <table:table-cell/>
          <table:table-cell table:formula="of:= ATAN(-[.B36]/(12-[.A36]))*180/PI()" office:value-type="float" office:value="5.50353376500019" calcext:value-type="float">
            <text:p>5.50353376500019</text:p>
          </table:table-cell>
          <table:table-cell table:formula="of:=SQRT((12-[.A36])^2 + [.B36]^2)" office:value-type="float" office:value="1.4039819565342" calcext:value-type="float">
            <text:p>1.4039819565342</text:p>
          </table:table-cell>
        </table:table-row>
        <table:table-row table:style-name="ro1">
          <table:table-cell office:value-type="float" office:value="10.60249" calcext:value-type="float">
            <text:p>10.60249</text:p>
          </table:table-cell>
          <table:table-cell office:value-type="float" office:value="-0.1346519" calcext:value-type="float">
            <text:p>-0.1346519</text:p>
          </table:table-cell>
          <table:table-cell office:value-type="float" office:value="88.54354" calcext:value-type="float">
            <text:p>88.54354</text:p>
          </table:table-cell>
          <table:table-cell office:value-type="float" office:value="5.503541" calcext:value-type="float">
            <text:p>5.503541</text:p>
          </table:table-cell>
          <table:table-cell office:value-type="float" office:value="83.04" calcext:value-type="float">
            <text:p>83.04</text:p>
          </table:table-cell>
          <table:table-cell/>
          <table:table-cell table:formula="of:= ATAN(-[.B37]/(12-[.A37]))*180/PI()" office:value-type="float" office:value="5.50353376500019" calcext:value-type="float">
            <text:p>5.50353376500019</text:p>
          </table:table-cell>
          <table:table-cell table:formula="of:=SQRT((12-[.A37])^2 + [.B37]^2)" office:value-type="float" office:value="1.4039819565342" calcext:value-type="float">
            <text:p>1.4039819565342</text:p>
          </table:table-cell>
        </table:table-row>
        <table:table-row table:style-name="ro1">
          <table:table-cell office:value-type="float" office:value="8.148767" calcext:value-type="float">
            <text:p>8.148767</text:p>
          </table:table-cell>
          <table:table-cell office:value-type="float" office:value="-0.4160891" calcext:value-type="float">
            <text:p>-0.4160891</text:p>
          </table:table-cell>
          <table:table-cell office:value-type="float" office:value="94.38634" calcext:value-type="float">
            <text:p>94.38634</text:p>
          </table:table-cell>
          <table:table-cell office:value-type="float" office:value="6.166345" calcext:value-type="float">
            <text:p>6.166345</text:p>
          </table:table-cell>
          <table:table-cell office:value-type="float" office:value="88.22" calcext:value-type="float">
            <text:p>88.22</text:p>
          </table:table-cell>
          <table:table-cell/>
          <table:table-cell table:formula="of:= ATAN(-[.B38]/(12-[.A38]))*180/PI()" office:value-type="float" office:value="6.16634558538708" calcext:value-type="float">
            <text:p>6.16634558538708</text:p>
          </table:table-cell>
          <table:table-cell table:formula="of:=SQRT((12-[.A38])^2 + [.B38]^2)" office:value-type="float" office:value="3.87364502238238" calcext:value-type="float">
            <text:p>3.87364502238238</text:p>
          </table:table-cell>
        </table:table-row>
        <table:table-row table:style-name="ro1">
          <table:table-cell office:value-type="float" office:value="5.807553" calcext:value-type="float">
            <text:p>5.807553</text:p>
          </table:table-cell>
          <table:table-cell office:value-type="float" office:value="-0.8775875" calcext:value-type="float">
            <text:p>-0.8775875</text:p>
          </table:table-cell>
          <table:table-cell office:value-type="float" office:value="102.7562" calcext:value-type="float">
            <text:p>102.7562</text:p>
          </table:table-cell>
          <table:table-cell office:value-type="float" office:value="8.066186" calcext:value-type="float">
            <text:p>8.066186</text:p>
          </table:table-cell>
          <table:table-cell office:value-type="float" office:value="94.68999" calcext:value-type="float">
            <text:p>94.68999</text:p>
          </table:table-cell>
          <table:table-cell/>
          <table:table-cell table:formula="of:= ATAN(-[.B39]/(12-[.A39]))*180/PI()" office:value-type="float" office:value="8.06618656937395" calcext:value-type="float">
            <text:p>8.06618656937395</text:p>
          </table:table-cell>
          <table:table-cell table:formula="of:=SQRT((12-[.A39])^2 + [.B39]^2)" office:value-type="float" office:value="6.25432327817848" calcext:value-type="float">
            <text:p>6.25432327817848</text:p>
          </table:table-cell>
        </table:table-row>
        <table:table-row table:style-name="ro1">
          <table:table-cell office:value-type="float" office:value="5.807553" calcext:value-type="float">
            <text:p>5.807553</text:p>
          </table:table-cell>
          <table:table-cell office:value-type="float" office:value="-0.8775875" calcext:value-type="float">
            <text:p>-0.8775875</text:p>
          </table:table-cell>
          <table:table-cell office:value-type="float" office:value="111.6562" calcext:value-type="float">
            <text:p>111.6562</text:p>
          </table:table-cell>
          <table:table-cell office:value-type="float" office:value="8.066186" calcext:value-type="float">
            <text:p>8.066186</text:p>
          </table:table-cell>
          <table:table-cell office:value-type="float" office:value="103.59" calcext:value-type="float">
            <text:p>103.59</text:p>
          </table:table-cell>
          <table:table-cell/>
          <table:table-cell table:formula="of:= ATAN(-[.B40]/(12-[.A40]))*180/PI()" office:value-type="float" office:value="8.06618656937395" calcext:value-type="float">
            <text:p>8.06618656937395</text:p>
          </table:table-cell>
          <table:table-cell table:formula="of:=SQRT((12-[.A40])^2 + [.B40]^2)" office:value-type="float" office:value="6.25432327817848" calcext:value-type="float">
            <text:p>6.25432327817848</text:p>
          </table:table-cell>
        </table:table-row>
      </table:table>
      <table:table table:name="Sheet2" table:style-name="ta1">
        <table:shapes>
          <draw:frame draw:z-index="0" draw:style-name="gr1" draw:text-style-name="P1" svg:width="12.7531in" svg:height="1.4295in" svg:x="0.0154in" svg:y="4.8961in">
            <draw:object draw:notify-on-update-of-ranges="Sheet2.A13:Sheet2.A27 Sheet2.B13:Sheet2.B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eer_deg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yaw</text:p>
          </table:table-cell>
          <table:table-cell/>
          <table:table-cell office:value-type="string" calcext:value-type="string">
            <text:p>calculated alpha</text:p>
          </table:table-cell>
          <table:table-cell office:value-type="string" calcext:value-type="string">
            <text:p>dist to targe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31.85" calcext:value-type="float">
            <text:p>-31.85</text:p>
          </table:table-cell>
          <table:table-cell office:value-type="float" office:value="0" calcext:value-type="float">
            <text:p>0</text:p>
          </table:table-cell>
          <table:table-cell office:value-type="float" office:value="-31.85" calcext:value-type="float">
            <text:p>-31.85</text:p>
          </table:table-cell>
          <table:table-cell/>
          <table:table-cell table:formula="of:= ATAN(-[.B2]/(12-[.A2]))*180/PI()" office:value-type="float" office:value="-0" calcext:value-type="float">
            <text:p>0</text:p>
          </table:table-cell>
          <table:table-cell table:formula="of:=SQRT((12-[.A2])^2 + [.B2]^2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5.718175" calcext:value-type="float">
            <text:p>-5.718175</text:p>
          </table:table-cell>
          <table:table-cell office:value-type="float" office:value="-2.070929" calcext:value-type="float">
            <text:p>-2.070929</text:p>
          </table:table-cell>
          <table:table-cell office:value-type="float" office:value="6.266575" calcext:value-type="float">
            <text:p>6.266575</text:p>
          </table:table-cell>
          <table:table-cell office:value-type="float" office:value="6.666575" calcext:value-type="float">
            <text:p>6.666575</text:p>
          </table:table-cell>
          <table:table-cell office:value-type="float" office:value="-0.4" calcext:value-type="float">
            <text:p>-0.4</text:p>
          </table:table-cell>
          <table:table-cell/>
          <table:table-cell table:formula="of:= ATAN(-[.B3]/(12-[.A3]))*180/PI()" office:value-type="float" office:value="6.6665752898595" calcext:value-type="float">
            <text:p>6.6665752898595</text:p>
          </table:table-cell>
          <table:table-cell table:formula="of:=SQRT((12-[.A3])^2 + [.B3]^2)" office:value-type="float" office:value="17.8387912217635" calcext:value-type="float">
            <text:p>17.8387912217635</text:p>
          </table:table-cell>
        </table:table-row>
        <table:table-row table:style-name="ro1">
          <table:table-cell office:value-type="float" office:value="-5.605663" calcext:value-type="float">
            <text:p>-5.605663</text:p>
          </table:table-cell>
          <table:table-cell office:value-type="float" office:value="-2.250988" calcext:value-type="float">
            <text:p>-2.250988</text:p>
          </table:table-cell>
          <table:table-cell office:value-type="float" office:value="13.73607" calcext:value-type="float">
            <text:p>13.73607</text:p>
          </table:table-cell>
          <table:table-cell office:value-type="float" office:value="7.286072" calcext:value-type="float">
            <text:p>7.286072</text:p>
          </table:table-cell>
          <table:table-cell office:value-type="float" office:value="6.45" calcext:value-type="float">
            <text:p>6.45</text:p>
          </table:table-cell>
          <table:table-cell/>
          <table:table-cell table:formula="of:= ATAN(-[.B4]/(12-[.A4]))*180/PI()" office:value-type="float" office:value="7.28607328911463" calcext:value-type="float">
            <text:p>7.28607328911463</text:p>
          </table:table-cell>
          <table:table-cell table:formula="of:=SQRT((12-[.A4])^2 + [.B4]^2)" office:value-type="float" office:value="17.7489807213179" calcext:value-type="float">
            <text:p>17.7489807213179</text:p>
          </table:table-cell>
        </table:table-row>
        <table:table-row table:style-name="ro1">
          <table:table-cell office:value-type="float" office:value="-5.605663" calcext:value-type="float">
            <text:p>-5.605663</text:p>
          </table:table-cell>
          <table:table-cell office:value-type="float" office:value="-2.250988" calcext:value-type="float">
            <text:p>-2.250988</text:p>
          </table:table-cell>
          <table:table-cell office:value-type="float" office:value="8.076072" calcext:value-type="float">
            <text:p>8.076072</text:p>
          </table:table-cell>
          <table:table-cell office:value-type="float" office:value="7.286072" calcext:value-type="float">
            <text:p>7.286072</text:p>
          </table:table-cell>
          <table:table-cell office:value-type="float" office:value="0.79" calcext:value-type="float">
            <text:p>0.79</text:p>
          </table:table-cell>
          <table:table-cell/>
          <table:table-cell table:formula="of:= ATAN(-[.B5]/(12-[.A5]))*180/PI()" office:value-type="float" office:value="7.28607328911463" calcext:value-type="float">
            <text:p>7.28607328911463</text:p>
          </table:table-cell>
          <table:table-cell table:formula="of:=SQRT((12-[.A5])^2 + [.B5]^2)" office:value-type="float" office:value="17.7489807213179" calcext:value-type="float">
            <text:p>17.7489807213179</text:p>
          </table:table-cell>
        </table:table-row>
        <table:table-row table:style-name="ro1">
          <table:table-cell office:value-type="float" office:value="-5.605663" calcext:value-type="float">
            <text:p>-5.605663</text:p>
          </table:table-cell>
          <table:table-cell office:value-type="float" office:value="-2.250988" calcext:value-type="float">
            <text:p>-2.250988</text:p>
          </table:table-cell>
          <table:table-cell office:value-type="float" office:value="-12.27393" calcext:value-type="float">
            <text:p>-12.27393</text:p>
          </table:table-cell>
          <table:table-cell office:value-type="float" office:value="7.286072" calcext:value-type="float">
            <text:p>7.286072</text:p>
          </table:table-cell>
          <table:table-cell office:value-type="float" office:value="-19.56" calcext:value-type="float">
            <text:p>-19.56</text:p>
          </table:table-cell>
          <table:table-cell/>
          <table:table-cell table:formula="of:= ATAN(-[.B6]/(12-[.A6]))*180/PI()" office:value-type="float" office:value="7.28607328911463" calcext:value-type="float">
            <text:p>7.28607328911463</text:p>
          </table:table-cell>
          <table:table-cell table:formula="of:=SQRT((12-[.A6])^2 + [.B6]^2)" office:value-type="float" office:value="17.7489807213179" calcext:value-type="float">
            <text:p>17.7489807213179</text:p>
          </table:table-cell>
        </table:table-row>
        <table:table-row table:style-name="ro1">
          <table:table-cell office:value-type="float" office:value="-5.493151" calcext:value-type="float">
            <text:p>-5.493151</text:p>
          </table:table-cell>
          <table:table-cell office:value-type="float" office:value="-2.431045" calcext:value-type="float">
            <text:p>-2.431045</text:p>
          </table:table-cell>
          <table:table-cell office:value-type="float" office:value="7.76179" calcext:value-type="float">
            <text:p>7.76179</text:p>
          </table:table-cell>
          <table:table-cell office:value-type="float" office:value="7.91179" calcext:value-type="float">
            <text:p>7.91179</text:p>
          </table:table-cell>
          <table:table-cell office:value-type="float" office:value="-0.15" calcext:value-type="float">
            <text:p>-0.15</text:p>
          </table:table-cell>
          <table:table-cell/>
          <table:table-cell table:formula="of:= ATAN(-[.B7]/(12-[.A7]))*180/PI()" office:value-type="float" office:value="7.91179209305478" calcext:value-type="float">
            <text:p>7.91179209305478</text:p>
          </table:table-cell>
          <table:table-cell table:formula="of:=SQRT((12-[.A7])^2 + [.B7]^2)" office:value-type="float" office:value="17.6612658578264" calcext:value-type="float">
            <text:p>17.6612658578264</text:p>
          </table:table-cell>
        </table:table-row>
        <table:table-row table:style-name="ro1">
          <table:table-cell office:value-type="float" office:value="-5.493151" calcext:value-type="float">
            <text:p>-5.493151</text:p>
          </table:table-cell>
          <table:table-cell office:value-type="float" office:value="-2.431045" calcext:value-type="float">
            <text:p>-2.431045</text:p>
          </table:table-cell>
          <table:table-cell office:value-type="float" office:value="10.55179" calcext:value-type="float">
            <text:p>10.55179</text:p>
          </table:table-cell>
          <table:table-cell office:value-type="float" office:value="7.91179" calcext:value-type="float">
            <text:p>7.91179</text:p>
          </table:table-cell>
          <table:table-cell office:value-type="float" office:value="2.64" calcext:value-type="float">
            <text:p>2.64</text:p>
          </table:table-cell>
          <table:table-cell/>
          <table:table-cell table:formula="of:= ATAN(-[.B8]/(12-[.A8]))*180/PI()" office:value-type="float" office:value="7.91179209305478" calcext:value-type="float">
            <text:p>7.91179209305478</text:p>
          </table:table-cell>
          <table:table-cell table:formula="of:=SQRT((12-[.A8])^2 + [.B8]^2)" office:value-type="float" office:value="17.6612658578264" calcext:value-type="float">
            <text:p>17.6612658578264</text:p>
          </table:table-cell>
        </table:table-row>
        <table:table-row table:style-name="ro1">
          <table:table-cell office:value-type="float" office:value="-3.26445" calcext:value-type="float">
            <text:p>-3.26445</text:p>
          </table:table-cell>
          <table:table-cell office:value-type="float" office:value="-1.789491" calcext:value-type="float">
            <text:p>-1.789491</text:p>
          </table:table-cell>
          <table:table-cell office:value-type="float" office:value="-11.47359" calcext:value-type="float">
            <text:p>-11.47359</text:p>
          </table:table-cell>
          <table:table-cell office:value-type="float" office:value="6.68641" calcext:value-type="float">
            <text:p>6.68641</text:p>
          </table:table-cell>
          <table:table-cell office:value-type="float" office:value="-18.16" calcext:value-type="float">
            <text:p>-18.16</text:p>
          </table:table-cell>
          <table:table-cell/>
          <table:table-cell table:formula="of:= ATAN(-[.B9]/(12-[.A9]))*180/PI()" office:value-type="float" office:value="6.68641253235724" calcext:value-type="float">
            <text:p>6.68641253235724</text:p>
          </table:table-cell>
          <table:table-cell table:formula="of:=SQRT((12-[.A9])^2 + [.B9]^2)" office:value-type="float" office:value="15.3689853875128" calcext:value-type="float">
            <text:p>15.3689853875128</text:p>
          </table:table-cell>
        </table:table-row>
        <table:table-row table:style-name="ro1">
          <table:table-cell office:value-type="float" office:value="-2.52155" calcext:value-type="float">
            <text:p>-2.52155</text:p>
          </table:table-cell>
          <table:table-cell office:value-type="float" office:value="-1.575639" calcext:value-type="float">
            <text:p>-1.575639</text:p>
          </table:table-cell>
          <table:table-cell office:value-type="float" office:value="4.042565" calcext:value-type="float">
            <text:p>4.042565</text:p>
          </table:table-cell>
          <table:table-cell office:value-type="float" office:value="6.192565" calcext:value-type="float">
            <text:p>6.192565</text:p>
          </table:table-cell>
          <table:table-cell office:value-type="float" office:value="-2.15" calcext:value-type="float">
            <text:p>-2.15</text:p>
          </table:table-cell>
          <table:table-cell/>
          <table:table-cell table:formula="of:= ATAN(-[.B10]/(12-[.A10]))*180/PI()" office:value-type="float" office:value="6.19256672264592" calcext:value-type="float">
            <text:p>6.19256672264592</text:p>
          </table:table-cell>
          <table:table-cell table:formula="of:=SQRT((12-[.A10])^2 + [.B10]^2)" office:value-type="float" office:value="14.6067810506224" calcext:value-type="float">
            <text:p>14.6067810506224</text:p>
          </table:table-cell>
        </table:table-row>
        <table:table-row table:style-name="ro1">
          <table:table-cell office:value-type="float" office:value="-1.03575" calcext:value-type="float">
            <text:p>-1.03575</text:p>
          </table:table-cell>
          <table:table-cell office:value-type="float" office:value="-1.147935" calcext:value-type="float">
            <text:p>-1.147935</text:p>
          </table:table-cell>
          <table:table-cell office:value-type="float" office:value="12.63251" calcext:value-type="float">
            <text:p>12.63251</text:p>
          </table:table-cell>
          <table:table-cell office:value-type="float" office:value="5.032516" calcext:value-type="float">
            <text:p>5.032516</text:p>
          </table:table-cell>
          <table:table-cell office:value-type="float" office:value="7.6" calcext:value-type="float">
            <text:p>7.6</text:p>
          </table:table-cell>
          <table:table-cell/>
          <table:table-cell table:formula="of:= ATAN(-[.B11]/(12-[.A11]))*180/PI()" office:value-type="float" office:value="5.03251479114668" calcext:value-type="float">
            <text:p>5.03251479114668</text:p>
          </table:table-cell>
          <table:table-cell table:formula="of:=SQRT((12-[.A11])^2 + [.B11]^2)" office:value-type="float" office:value="13.086196270373" calcext:value-type="float">
            <text:p>13.086196270373</text:p>
          </table:table-cell>
        </table:table-row>
        <table:table-row table:style-name="ro1">
          <table:table-cell office:value-type="float" office:value="-1.03575" calcext:value-type="float">
            <text:p>-1.03575</text:p>
          </table:table-cell>
          <table:table-cell office:value-type="float" office:value="-1.147935" calcext:value-type="float">
            <text:p>-1.147935</text:p>
          </table:table-cell>
          <table:table-cell office:value-type="float" office:value="-11.28748" calcext:value-type="float">
            <text:p>-11.28748</text:p>
          </table:table-cell>
          <table:table-cell office:value-type="float" office:value="5.032516" calcext:value-type="float">
            <text:p>5.032516</text:p>
          </table:table-cell>
          <table:table-cell office:value-type="float" office:value="-16.32" calcext:value-type="float">
            <text:p>-16.32</text:p>
          </table:table-cell>
          <table:table-cell/>
          <table:table-cell table:formula="of:= ATAN(-[.B12]/(12-[.A12]))*180/PI()" office:value-type="float" office:value="5.03251479114668" calcext:value-type="float">
            <text:p>5.03251479114668</text:p>
          </table:table-cell>
          <table:table-cell table:formula="of:=SQRT((12-[.A12])^2 + [.B12]^2)" office:value-type="float" office:value="13.086196270373" calcext:value-type="float">
            <text:p>13.086196270373</text:p>
          </table:table-cell>
        </table:table-row>
        <table:table-row table:style-name="ro1">
          <table:table-cell office:value-type="float" office:value="-0.4053621" calcext:value-type="float">
            <text:p>-0.4053621</text:p>
          </table:table-cell>
          <table:table-cell office:value-type="float" office:value="-0.7540257" calcext:value-type="float">
            <text:p>-0.7540257</text:p>
          </table:table-cell>
          <table:table-cell office:value-type="float" office:value="3.678287" calcext:value-type="float">
            <text:p>3.678287</text:p>
          </table:table-cell>
          <table:table-cell office:value-type="float" office:value="3.478287" calcext:value-type="float">
            <text:p>3.478287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 ATAN(-[.B13]/(12-[.A13]))*180/PI()" office:value-type="float" office:value="3.47828656211036" calcext:value-type="float">
            <text:p>3.47828656211036</text:p>
          </table:table-cell>
          <table:table-cell table:formula="of:=SQRT((12-[.A13])^2 + [.B13]^2)" office:value-type="float" office:value="12.4282566592574" calcext:value-type="float">
            <text:p>12.4282566592574</text:p>
          </table:table-cell>
        </table:table-row>
        <table:table-row table:style-name="ro1">
          <table:table-cell office:value-type="float" office:value="0.5625636" calcext:value-type="float">
            <text:p>0.5625636</text:p>
          </table:table-cell>
          <table:table-cell office:value-type="float" office:value="-0.9002902" calcext:value-type="float">
            <text:p>-0.9002902</text:p>
          </table:table-cell>
          <table:table-cell office:value-type="float" office:value="13.74072" calcext:value-type="float">
            <text:p>13.74072</text:p>
          </table:table-cell>
          <table:table-cell office:value-type="float" office:value="4.500719" calcext:value-type="float">
            <text:p>4.500719</text:p>
          </table:table-cell>
          <table:table-cell office:value-type="float" office:value="9.24" calcext:value-type="float">
            <text:p>9.24</text:p>
          </table:table-cell>
          <table:table-cell/>
          <table:table-cell table:formula="of:= ATAN(-[.B14]/(12-[.A14]))*180/PI()" office:value-type="float" office:value="4.50071908479898" calcext:value-type="float">
            <text:p>4.50071908479898</text:p>
          </table:table-cell>
          <table:table-cell table:formula="of:=SQRT((12-[.A14])^2 + [.B14]^2)" office:value-type="float" office:value="11.4728145565184" calcext:value-type="float">
            <text:p>11.4728145565184</text:p>
          </table:table-cell>
        </table:table-row>
        <table:table-row table:style-name="ro1">
          <table:table-cell office:value-type="float" office:value="0.5625636" calcext:value-type="float">
            <text:p>0.5625636</text:p>
          </table:table-cell>
          <table:table-cell office:value-type="float" office:value="-0.9002902" calcext:value-type="float">
            <text:p>-0.9002902</text:p>
          </table:table-cell>
          <table:table-cell office:value-type="float" office:value="-12.51928" calcext:value-type="float">
            <text:p>-12.51928</text:p>
          </table:table-cell>
          <table:table-cell office:value-type="float" office:value="4.500719" calcext:value-type="float">
            <text:p>4.500719</text:p>
          </table:table-cell>
          <table:table-cell office:value-type="float" office:value="-17.02" calcext:value-type="float">
            <text:p>-17.02</text:p>
          </table:table-cell>
          <table:table-cell/>
          <table:table-cell table:formula="of:= ATAN(-[.B15]/(12-[.A15]))*180/PI()" office:value-type="float" office:value="4.50071908479898" calcext:value-type="float">
            <text:p>4.50071908479898</text:p>
          </table:table-cell>
          <table:table-cell table:formula="of:=SQRT((12-[.A15])^2 + [.B15]^2)" office:value-type="float" office:value="11.4728145565184" calcext:value-type="float">
            <text:p>11.4728145565184</text:p>
          </table:table-cell>
        </table:table-row>
        <table:table-row table:style-name="ro1">
          <table:table-cell office:value-type="float" office:value="2.903777" calcext:value-type="float">
            <text:p>2.903777</text:p>
          </table:table-cell>
          <table:table-cell office:value-type="float" office:value="-0.4387931" calcext:value-type="float">
            <text:p>-0.4387931</text:p>
          </table:table-cell>
          <table:table-cell office:value-type="float" office:value="-1.678248" calcext:value-type="float">
            <text:p>-1.678248</text:p>
          </table:table-cell>
          <table:table-cell office:value-type="float" office:value="2.761752" calcext:value-type="float">
            <text:p>2.761752</text:p>
          </table:table-cell>
          <table:table-cell office:value-type="float" office:value="-4.44" calcext:value-type="float">
            <text:p>-4.44</text:p>
          </table:table-cell>
          <table:table-cell/>
          <table:table-cell table:formula="of:= ATAN(-[.B16]/(12-[.A16]))*180/PI()" office:value-type="float" office:value="2.76175274252909" calcext:value-type="float">
            <text:p>2.76175274252909</text:p>
          </table:table-cell>
          <table:table-cell table:formula="of:=SQRT((12-[.A16])^2 + [.B16]^2)" office:value-type="float" office:value="9.10680032999168" calcext:value-type="float">
            <text:p>9.10680032999168</text:p>
          </table:table-cell>
        </table:table-row>
        <table:table-row table:style-name="ro1">
          <table:table-cell office:value-type="float" office:value="3.871702" calcext:value-type="float">
            <text:p>3.871702</text:p>
          </table:table-cell>
          <table:table-cell office:value-type="float" office:value="-0.5850575" calcext:value-type="float">
            <text:p>-0.5850575</text:p>
          </table:table-cell>
          <table:table-cell office:value-type="float" office:value="19.57693" calcext:value-type="float">
            <text:p>19.57693</text:p>
          </table:table-cell>
          <table:table-cell office:value-type="float" office:value="4.116927" calcext:value-type="float">
            <text:p>4.116927</text:p>
          </table:table-cell>
          <table:table-cell office:value-type="float" office:value="15.46" calcext:value-type="float">
            <text:p>15.46</text:p>
          </table:table-cell>
          <table:table-cell/>
          <table:table-cell table:formula="of:= ATAN(-[.B17]/(12-[.A17]))*180/PI()" office:value-type="float" office:value="4.11692774724778" calcext:value-type="float">
            <text:p>4.11692774724778</text:p>
          </table:table-cell>
          <table:table-cell table:formula="of:=SQRT((12-[.A17])^2 + [.B17]^2)" office:value-type="float" office:value="8.14932639272169" calcext:value-type="float">
            <text:p>8.14932639272169</text:p>
          </table:table-cell>
        </table:table-row>
        <table:table-row table:style-name="ro1">
          <table:table-cell office:value-type="float" office:value="5.470016" calcext:value-type="float">
            <text:p>5.470016</text:p>
          </table:table-cell>
          <table:table-cell office:value-type="float" office:value="-0.3374123" calcext:value-type="float">
            <text:p>-0.3374123</text:p>
          </table:table-cell>
          <table:table-cell office:value-type="float" office:value="-6.102087" calcext:value-type="float">
            <text:p>-6.102087</text:p>
          </table:table-cell>
          <table:table-cell office:value-type="float" office:value="2.957912" calcext:value-type="float">
            <text:p>2.957912</text:p>
          </table:table-cell>
          <table:table-cell office:value-type="float" office:value="-9.059999" calcext:value-type="float">
            <text:p>-9.059999</text:p>
          </table:table-cell>
          <table:table-cell/>
          <table:table-cell table:formula="of:= ATAN(-[.B18]/(12-[.A18]))*180/PI()" office:value-type="float" office:value="2.9579127681361" calcext:value-type="float">
            <text:p>2.9579127681361</text:p>
          </table:table-cell>
          <table:table-cell table:formula="of:=SQRT((12-[.A18])^2 + [.B18]^2)" office:value-type="float" office:value="6.53869544331645" calcext:value-type="float">
            <text:p>6.53869544331645</text:p>
          </table:table-cell>
        </table:table-row>
        <table:table-row table:style-name="ro1">
          <table:table-cell office:value-type="float" office:value="5.470016" calcext:value-type="float">
            <text:p>5.470016</text:p>
          </table:table-cell>
          <table:table-cell office:value-type="float" office:value="-0.3374123" calcext:value-type="float">
            <text:p>-0.3374123</text:p>
          </table:table-cell>
          <table:table-cell office:value-type="float" office:value="-8.982087" calcext:value-type="float">
            <text:p>-8.982087</text:p>
          </table:table-cell>
          <table:table-cell office:value-type="float" office:value="2.957912" calcext:value-type="float">
            <text:p>2.957912</text:p>
          </table:table-cell>
          <table:table-cell office:value-type="float" office:value="-11.94" calcext:value-type="float">
            <text:p>-11.94</text:p>
          </table:table-cell>
          <table:table-cell/>
          <table:table-cell table:formula="of:= ATAN(-[.B19]/(12-[.A19]))*180/PI()" office:value-type="float" office:value="2.9579127681361" calcext:value-type="float">
            <text:p>2.9579127681361</text:p>
          </table:table-cell>
          <table:table-cell table:formula="of:=SQRT((12-[.A19])^2 + [.B19]^2)" office:value-type="float" office:value="6.53869544331645" calcext:value-type="float">
            <text:p>6.53869544331645</text:p>
          </table:table-cell>
        </table:table-row>
        <table:table-row table:style-name="ro1">
          <table:table-cell office:value-type="float" office:value="5.695041" calcext:value-type="float">
            <text:p>5.695041</text:p>
          </table:table-cell>
          <table:table-cell office:value-type="float" office:value="-0.6975279" calcext:value-type="float">
            <text:p>-0.6975279</text:p>
          </table:table-cell>
          <table:table-cell office:value-type="float" office:value="19.46305" calcext:value-type="float">
            <text:p>19.46305</text:p>
          </table:table-cell>
          <table:table-cell office:value-type="float" office:value="6.313053" calcext:value-type="float">
            <text:p>6.313053</text:p>
          </table:table-cell>
          <table:table-cell office:value-type="float" office:value="13.15" calcext:value-type="float">
            <text:p>13.15</text:p>
          </table:table-cell>
          <table:table-cell/>
          <table:table-cell table:formula="of:= ATAN(-[.B20]/(12-[.A20]))*180/PI()" office:value-type="float" office:value="6.31305318160999" calcext:value-type="float">
            <text:p>6.31305318160999</text:p>
          </table:table-cell>
          <table:table-cell table:formula="of:=SQRT((12-[.A20])^2 + [.B20]^2)" office:value-type="float" office:value="6.34342597993855" calcext:value-type="float">
            <text:p>6.34342597993855</text:p>
          </table:table-cell>
        </table:table-row>
        <table:table-row table:style-name="ro1">
          <table:table-cell office:value-type="float" office:value="7.293354" calcext:value-type="float">
            <text:p>7.293354</text:p>
          </table:table-cell>
          <table:table-cell office:value-type="float" office:value="-0.4498831" calcext:value-type="float">
            <text:p>-0.4498831</text:p>
          </table:table-cell>
          <table:table-cell office:value-type="float" office:value="-0.2599916" calcext:value-type="float">
            <text:p>-0.2599916</text:p>
          </table:table-cell>
          <table:table-cell office:value-type="float" office:value="5.460008" calcext:value-type="float">
            <text:p>5.460008</text:p>
          </table:table-cell>
          <table:table-cell office:value-type="float" office:value="-5.72" calcext:value-type="float">
            <text:p>-5.72</text:p>
          </table:table-cell>
          <table:table-cell/>
          <table:table-cell table:formula="of:= ATAN(-[.B21]/(12-[.A21]))*180/PI()" office:value-type="float" office:value="5.46000890215348" calcext:value-type="float">
            <text:p>5.46000890215348</text:p>
          </table:table-cell>
          <table:table-cell table:formula="of:=SQRT((12-[.A21])^2 + [.B21]^2)" office:value-type="float" office:value="4.7280980714217" calcext:value-type="float">
            <text:p>4.7280980714217</text:p>
          </table:table-cell>
        </table:table-row>
        <table:table-row table:style-name="ro1">
          <table:table-cell office:value-type="float" office:value="7.293354" calcext:value-type="float">
            <text:p>7.293354</text:p>
          </table:table-cell>
          <table:table-cell office:value-type="float" office:value="-0.4498831" calcext:value-type="float">
            <text:p>-0.4498831</text:p>
          </table:table-cell>
          <table:table-cell office:value-type="float" office:value="-12.11999" calcext:value-type="float">
            <text:p>-12.11999</text:p>
          </table:table-cell>
          <table:table-cell office:value-type="float" office:value="5.460008" calcext:value-type="float">
            <text:p>5.460008</text:p>
          </table:table-cell>
          <table:table-cell office:value-type="float" office:value="-17.58" calcext:value-type="float">
            <text:p>-17.58</text:p>
          </table:table-cell>
          <table:table-cell/>
          <table:table-cell table:formula="of:= ATAN(-[.B22]/(12-[.A22]))*180/PI()" office:value-type="float" office:value="5.46000890215348" calcext:value-type="float">
            <text:p>5.46000890215348</text:p>
          </table:table-cell>
          <table:table-cell table:formula="of:=SQRT((12-[.A22])^2 + [.B22]^2)" office:value-type="float" office:value="4.7280980714217" calcext:value-type="float">
            <text:p>4.7280980714217</text:p>
          </table:table-cell>
        </table:table-row>
        <table:table-row table:style-name="ro1">
          <table:table-cell office:value-type="float" office:value="8.26128" calcext:value-type="float">
            <text:p>8.26128</text:p>
          </table:table-cell>
          <table:table-cell office:value-type="float" office:value="-0.5961472" calcext:value-type="float">
            <text:p>-0.5961472</text:p>
          </table:table-cell>
          <table:table-cell office:value-type="float" office:value="16.48967" calcext:value-type="float">
            <text:p>16.48967</text:p>
          </table:table-cell>
          <table:table-cell office:value-type="float" office:value="9.059672" calcext:value-type="float">
            <text:p>9.059672</text:p>
          </table:table-cell>
          <table:table-cell office:value-type="float" office:value="7.43" calcext:value-type="float">
            <text:p>7.43</text:p>
          </table:table-cell>
          <table:table-cell/>
          <table:table-cell table:formula="of:= ATAN(-[.B23]/(12-[.A23]))*180/PI()" office:value-type="float" office:value="9.05967218005532" calcext:value-type="float">
            <text:p>9.05967218005532</text:p>
          </table:table-cell>
          <table:table-cell table:formula="of:=SQRT((12-[.A23])^2 + [.B23]^2)" office:value-type="float" office:value="3.78595017432452" calcext:value-type="float">
            <text:p>3.78595017432452</text:p>
          </table:table-cell>
        </table:table-row>
        <table:table-row table:style-name="ro1">
          <table:table-cell office:value-type="float" office:value="9.116693" calcext:value-type="float">
            <text:p>9.116693</text:p>
          </table:table-cell>
          <table:table-cell office:value-type="float" office:value="-0.5623538" calcext:value-type="float">
            <text:p>-0.5623538</text:p>
          </table:table-cell>
          <table:table-cell office:value-type="float" office:value="8.826297" calcext:value-type="float">
            <text:p>8.826297</text:p>
          </table:table-cell>
          <table:table-cell office:value-type="float" office:value="11.0363" calcext:value-type="float">
            <text:p>11.0363</text:p>
          </table:table-cell>
          <table:table-cell office:value-type="float" office:value="-2.21" calcext:value-type="float">
            <text:p>-2.21</text:p>
          </table:table-cell>
          <table:table-cell/>
          <table:table-cell table:formula="of:= ATAN(-[.B24]/(12-[.A24]))*180/PI()" office:value-type="float" office:value="11.0362943980584" calcext:value-type="float">
            <text:p>11.0362943980584</text:p>
          </table:table-cell>
          <table:table-cell table:formula="of:=SQRT((12-[.A24])^2 + [.B24]^2)" office:value-type="float" office:value="2.9376352824378" calcext:value-type="float">
            <text:p>2.9376352824378</text:p>
          </table:table-cell>
        </table:table-row>
        <table:table-row table:style-name="ro1">
          <table:table-cell office:value-type="float" office:value="10.715" calcext:value-type="float">
            <text:p>10.715</text:p>
          </table:table-cell>
          <table:table-cell office:value-type="float" office:value="-0.314709" calcext:value-type="float">
            <text:p>-0.314709</text:p>
          </table:table-cell>
          <table:table-cell office:value-type="float" office:value="-12.05853" calcext:value-type="float">
            <text:p>-12.05853</text:p>
          </table:table-cell>
          <table:table-cell office:value-type="float" office:value="13.76147" calcext:value-type="float">
            <text:p>13.76147</text:p>
          </table:table-cell>
          <table:table-cell office:value-type="float" office:value="-25.82" calcext:value-type="float">
            <text:p>-25.82</text:p>
          </table:table-cell>
          <table:table-cell/>
          <table:table-cell table:formula="of:= ATAN(-[.B25]/(12-[.A25]))*180/PI()" office:value-type="float" office:value="13.76142124025" calcext:value-type="float">
            <text:p>13.76142124025</text:p>
          </table:table-cell>
          <table:table-cell table:formula="of:=SQRT((12-[.A25])^2 + [.B25]^2)" office:value-type="float" office:value="1.32297647548284" calcext:value-type="float">
            <text:p>1.32297647548284</text:p>
          </table:table-cell>
        </table:table-row>
        <table:table-row table:style-name="ro1">
          <table:table-cell office:value-type="float" office:value="10.715" calcext:value-type="float">
            <text:p>10.715</text:p>
          </table:table-cell>
          <table:table-cell office:value-type="float" office:value="-0.314709" calcext:value-type="float">
            <text:p>-0.314709</text:p>
          </table:table-cell>
          <table:table-cell office:value-type="float" office:value="3.981472" calcext:value-type="float">
            <text:p>3.981472</text:p>
          </table:table-cell>
          <table:table-cell office:value-type="float" office:value="13.76147" calcext:value-type="float">
            <text:p>13.76147</text:p>
          </table:table-cell>
          <table:table-cell office:value-type="float" office:value="-9.78" calcext:value-type="float">
            <text:p>-9.78</text:p>
          </table:table-cell>
          <table:table-cell/>
          <table:table-cell table:formula="of:= ATAN(-[.B26]/(12-[.A26]))*180/PI()" office:value-type="float" office:value="13.76142124025" calcext:value-type="float">
            <text:p>13.76142124025</text:p>
          </table:table-cell>
          <table:table-cell table:formula="of:=SQRT((12-[.A26])^2 + [.B26]^2)" office:value-type="float" office:value="1.32297647548284" calcext:value-type="float">
            <text:p>1.32297647548284</text:p>
          </table:table-cell>
        </table:table-row>
        <table:table-row table:style-name="ro1">
          <table:table-cell office:value-type="float" office:value="12.31332" calcext:value-type="float">
            <text:p>12.31332</text:p>
          </table:table-cell>
          <table:table-cell office:value-type="float" office:value="-0.06706431" calcext:value-type="float">
            <text:p>-0.06706431</text:p>
          </table:table-cell>
          <table:table-cell office:value-type="float" office:value="165.8784" calcext:value-type="float">
            <text:p>165.8784</text:p>
          </table:table-cell>
          <table:table-cell office:value-type="float" office:value="167.9184" calcext:value-type="float">
            <text:p>167.9184</text:p>
          </table:table-cell>
          <table:table-cell office:value-type="float" office:value="-2.04" calcext:value-type="float">
            <text:p>-2.04</text:p>
          </table:table-cell>
          <table:table-cell/>
          <table:table-cell table:formula="of:= ATAN(-[.B27]/(12-[.A27]))*180/PI()" office:value-type="float" office:value="-12.0815229067551" calcext:value-type="float">
            <text:p>-12.0815229067551</text:p>
          </table:table-cell>
          <table:table-cell table:formula="of:=SQRT((12-[.A27])^2 + [.B27]^2)" office:value-type="float" office:value="0.320416984686791" calcext:value-type="float">
            <text:p>0.3204169846867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4:14:23.326335363</meta:creation-date>
    <dc:date>2024-04-25T03:43:47.592485890</dc:date>
    <meta:editing-duration>PT8H56M21S</meta:editing-duration>
    <meta:editing-cycles>1</meta:editing-cycles>
    <meta:document-statistic meta:table-count="2" meta:cell-count="469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13cm" xlink:href=".." xlink:type="simple" chart:class="chart:scatter" chart:style-name="ch1">
        <chart:legend chart:legend-position="end" svg:x="13.154cm" svg:y="4.207cm" style:legend-expansion="high" chart:style-name="ch2"/>
        <chart:plot-area chart:style-name="ch3" table:cell-range-address="Sheet1.A19:Sheet1.B40" svg:x="0.32cm" svg:y="0.18cm" svg:width="12.514cm" svg:height="8.653cm">
          <chart:coordinate-region svg:x="1.153cm" svg:y="0.379cm" svg:width="11.494cm" svg:height="8.2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9:Sheet1.B40" chart:class="chart:scatter">
            <chart:domain table:cell-range-address="Sheet1.A19:Sheet1.A40"/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394283">
                <text:p>0.5394283</text:p>
                <draw:g>
                  <svg:desc>Sheet1.A19:Sheet1.A40</svg:desc>
                </draw:g>
              </table:table-cell>
              <table:table-cell office:value-type="float" office:value="-3.668747">
                <text:p>-3.668747</text:p>
                <draw:g>
                  <svg:desc>Sheet1.B19:Sheet1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69816">
                <text:p>1.169816</text:p>
              </table:table-cell>
              <table:table-cell office:value-type="float" office:value="-3.274838">
                <text:p>-3.2748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69816">
                <text:p>1.169816</text:p>
              </table:table-cell>
              <table:table-cell office:value-type="float" office:value="-3.274838">
                <text:p>-3.2748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82329">
                <text:p>1.282329</text:p>
              </table:table-cell>
              <table:table-cell office:value-type="float" office:value="-3.454896">
                <text:p>-3.4548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82329">
                <text:p>1.282329</text:p>
              </table:table-cell>
              <table:table-cell office:value-type="float" office:value="-3.454896">
                <text:p>-3.454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25229">
                <text:p>2.025229</text:p>
              </table:table-cell>
              <table:table-cell office:value-type="float" office:value="-3.241045">
                <text:p>-3.2410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86004">
                <text:p>3.286004</text:p>
              </table:table-cell>
              <table:table-cell office:value-type="float" office:value="-2.453225">
                <text:p>-2.453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514704">
                <text:p>5.514704</text:p>
              </table:table-cell>
              <table:table-cell office:value-type="float" office:value="-1.81167">
                <text:p>-1.811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257604">
                <text:p>6.257604</text:p>
              </table:table-cell>
              <table:table-cell office:value-type="float" office:value="-1.597819">
                <text:p>-1.5978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257604">
                <text:p>6.257604</text:p>
              </table:table-cell>
              <table:table-cell office:value-type="float" office:value="-1.597819">
                <text:p>-1.5978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113017">
                <text:p>7.113017</text:p>
              </table:table-cell>
              <table:table-cell office:value-type="float" office:value="-1.564025">
                <text:p>-1.564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113017">
                <text:p>7.113017</text:p>
              </table:table-cell>
              <table:table-cell office:value-type="float" office:value="-1.564025">
                <text:p>-1.564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113017">
                <text:p>7.113017</text:p>
              </table:table-cell>
              <table:table-cell office:value-type="float" office:value="-1.564025">
                <text:p>-1.564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19713">
                <text:p>10.19713</text:p>
              </table:table-cell>
              <table:table-cell office:value-type="float" office:value="-0.8886765">
                <text:p>-0.88867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82752">
                <text:p>10.82752</text:p>
              </table:table-cell>
              <table:table-cell office:value-type="float" office:value="-0.4947671">
                <text:p>-0.49476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715">
                <text:p>10.715</text:p>
              </table:table-cell>
              <table:table-cell office:value-type="float" office:value="-0.314709">
                <text:p>-0.3147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715">
                <text:p>10.715</text:p>
              </table:table-cell>
              <table:table-cell office:value-type="float" office:value="-0.314709">
                <text:p>-0.3147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60249">
                <text:p>10.60249</text:p>
              </table:table-cell>
              <table:table-cell office:value-type="float" office:value="-0.1346519">
                <text:p>-0.13465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60249">
                <text:p>10.60249</text:p>
              </table:table-cell>
              <table:table-cell office:value-type="float" office:value="-0.1346519">
                <text:p>-0.13465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148767">
                <text:p>8.148767</text:p>
              </table:table-cell>
              <table:table-cell office:value-type="float" office:value="-0.4160891">
                <text:p>-0.41608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807553">
                <text:p>5.807553</text:p>
              </table:table-cell>
              <table:table-cell office:value-type="float" office:value="-0.8775875">
                <text:p>-0.8775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807553">
                <text:p>5.807553</text:p>
              </table:table-cell>
              <table:table-cell office:value-type="float" office:value="-0.8775875">
                <text:p>-0.8775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394cm" svg:height="3.632cm" xlink:href=".." xlink:type="simple" chart:class="chart:scatter" chart:style-name="ch1">
        <chart:plot-area chart:style-name="ch2" table:cell-range-address="Sheet2.A13:Sheet2.B27" svg:x="1.658cm" svg:y="0.072cm" svg:width="30.089cm" svg:height="2.507cm">
          <chart:coordinate-region svg:x="1.804cm" svg:y="0.271cm" svg:width="29.756cm" svg:height="2.109cm"/>
          <chart:axis chart:dimension="x" chart:name="primary-x" chart:style-name="ch3">
            <chart:title svg:x="16.565cm" svg:y="2.651cm" chart:style-name="ch4">
              <text:p>x</text:p>
            </chart:title>
            <chart:grid chart:style-name="ch5" chart:class="major"/>
          </chart:axis>
          <chart:axis chart:dimension="y" chart:name="primary-y" chart:style-name="ch6">
            <chart:title svg:x="0.451cm" svg:y="1.462cm" chart:style-name="ch7">
              <text:p>y</text:p>
            </chart:title>
            <chart:grid chart:style-name="ch5" chart:class="major"/>
          </chart:axis>
          <chart:series chart:style-name="ch8" chart:values-cell-range-address="Sheet2.B13:Sheet2.B27" chart:class="chart:scatter">
            <chart:domain table:cell-range-address="Sheet2.A13:Sheet2.A27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4053621">
                <text:p>-0.4053621</text:p>
                <draw:g>
                  <svg:desc>Sheet2.A13:Sheet2.A27</svg:desc>
                </draw:g>
              </table:table-cell>
              <table:table-cell office:value-type="float" office:value="-0.7540257">
                <text:p>-0.7540257</text:p>
                <draw:g>
                  <svg:desc>Sheet2.B13:Sheet2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625636">
                <text:p>0.5625636</text:p>
              </table:table-cell>
              <table:table-cell office:value-type="float" office:value="-0.9002902">
                <text:p>-0.90029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625636">
                <text:p>0.5625636</text:p>
              </table:table-cell>
              <table:table-cell office:value-type="float" office:value="-0.9002902">
                <text:p>-0.9002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03777">
                <text:p>2.903777</text:p>
              </table:table-cell>
              <table:table-cell office:value-type="float" office:value="-0.4387931">
                <text:p>-0.43879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871702">
                <text:p>3.871702</text:p>
              </table:table-cell>
              <table:table-cell office:value-type="float" office:value="-0.5850575">
                <text:p>-0.58505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70016">
                <text:p>5.470016</text:p>
              </table:table-cell>
              <table:table-cell office:value-type="float" office:value="-0.3374123">
                <text:p>-0.33741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470016">
                <text:p>5.470016</text:p>
              </table:table-cell>
              <table:table-cell office:value-type="float" office:value="-0.3374123">
                <text:p>-0.3374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695041">
                <text:p>5.695041</text:p>
              </table:table-cell>
              <table:table-cell office:value-type="float" office:value="-0.6975279">
                <text:p>-0.69752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93354">
                <text:p>7.293354</text:p>
              </table:table-cell>
              <table:table-cell office:value-type="float" office:value="-0.4498831">
                <text:p>-0.44988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293354">
                <text:p>7.293354</text:p>
              </table:table-cell>
              <table:table-cell office:value-type="float" office:value="-0.4498831">
                <text:p>-0.44988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26128">
                <text:p>8.26128</text:p>
              </table:table-cell>
              <table:table-cell office:value-type="float" office:value="-0.5961472">
                <text:p>-0.5961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116693">
                <text:p>9.116693</text:p>
              </table:table-cell>
              <table:table-cell office:value-type="float" office:value="-0.5623538">
                <text:p>-0.56235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715">
                <text:p>10.715</text:p>
              </table:table-cell>
              <table:table-cell office:value-type="float" office:value="-0.314709">
                <text:p>-0.3147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715">
                <text:p>10.715</text:p>
              </table:table-cell>
              <table:table-cell office:value-type="float" office:value="-0.314709">
                <text:p>-0.3147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31332">
                <text:p>12.31332</text:p>
              </table:table-cell>
              <table:table-cell office:value-type="float" office:value="-0.06706431">
                <text:p>-0.067064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